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OpenDialog.xml" manifest:media-type="text/xml"/>
  <manifest:file-entry manifest:full-path="Dialogs/Standard/dialog-lb.xml" manifest:media-type="text/xml"/>
  <manifest:file-entry manifest:full-path="Dialogs/Standard/Passwd.xml" manifest:media-type="text/xml"/>
  <manifest:file-entry manifest:full-path="Dialogs/dialog-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e1.Main?language=Basic&amp;location=document" xlink:type="simple"/>
    </office:event-listeners>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data-style-name="N0"/>
    <style:style style:name="P1" style:family="paragraph">
      <style:paragraph-properties fo:text-align="center"/>
    </style:style>
  </office:automatic-styles>
  <office:body>
    <office:spreadsheet>
      <table:calculation-settings table:automatic-find-labels="false" table:use-regular-expressions="false" table:use-wildcards="true"/>
      <table:table table:name="MainSource"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Menu Aktiva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ShowingDialog?language=Basic&amp;location=document" xlink:type="simple"/>
              </office:event-listeners>
            </form:button>
          </form:form>
        </office:forms>
        <table:shapes>
          <draw:control draw:z-index="0" draw:text-style-name="P1" svg:width="152.19pt" svg:height="34.64pt" svg:x="11.71pt" svg:y="9.78pt" draw:control="control1"/>
        </table:shapes>
        <table:table-column table:style-name="co1" table:default-cell-style-name="ce2"/>
        <table:table-column table:style-name="co1" table:number-columns-repeated="457" table:default-cell-style-name="Default"/>
        <table:table-column table:style-name="co1" table:default-cell-style-name="ce1"/>
        <table:table-row table:style-name="ro1">
          <table:table-cell table:style-name="ce1"/>
          <table:table-cell table:number-columns-repeated="458"/>
        </table:table-row>
        <table:table-row table:style-name="ro1" table:number-rows-repeated="99">
          <table:table-cell table:number-columns-repeated="459"/>
        </table:table-row>
        <table:table-row table:style-name="ro1">
          <table:table-cell table:number-columns-repeated="458"/>
          <table:table-cell office:value-type="date" office:date-value="2018-07-10" calcext:value-type="date">
            <text:p>07/10/18</text:p>
          </table:table-cell>
        </table:table-row>
        <table:table-row table:style-name="ro1">
          <table:table-cell table:number-columns-repeated="458"/>
          <table:table-cell table:style-name="ce2" office:value-type="float" office:value="1" calcext:value-type="float">
            <text:p>1</text:p>
          </table:table-cell>
        </table:table-row>
        <table:table-row table:style-name="ro1">
          <table:table-cell table:number-columns-repeated="458"/>
          <table:table-cell table:style-name="ce2" office:value-type="float" office:value="1" calcext:value-type="float">
            <text:p>1</text:p>
          </table:table-cell>
        </table:table-row>
        <table:table-row table:style-name="ro1">
          <table:table-cell table:number-columns-repeated="458"/>
          <table:table-cell table:style-name="ce2" office:value-type="string" calcext:value-type="string">
            <text:p>project1</text:p>
          </table:table-cell>
        </table:table-row>
        <table:table-row table:style-name="ro1">
          <table:table-cell table:number-columns-repeated="458"/>
          <table:table-cell table:style-name="ce2"/>
        </table:table-row>
        <table:table-row table:style-name="ro1">
          <table:table-cell table:number-columns-repeated="458"/>
          <table:table-cell office:value-type="date" office:date-value="2018-07-09" calcext:value-type="date">
            <text:p>07/09/18</text:p>
          </table:table-cell>
        </table:table-row>
        <table:table-row table:style-name="ro1" table:number-rows-repeated="1048469">
          <table:table-cell table:number-columns-repeated="459"/>
        </table:table-row>
        <table:table-row table:style-name="ro1">
          <table:table-cell table:number-columns-repeated="459"/>
        </table:table-row>
      </table:table>
      <table:table table:name="Sheet1"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family-complex="'Bitstream Vera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9">00/00/0000</text:date>, <text:time style:data-style-name="N2" text:time-value="07:46:15.12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ie Rahmat</meta:initial-creator>
    <meta:creation-date>2018-07-03T10:43:18.842406869</meta:creation-date>
    <dc:date>2018-07-09T07:48:15.265000000</dc:date>
    <meta:editing-duration>P1DT9H23M16S</meta:editing-duration>
    <meta:editing-cycles>1278</meta:editing-cycles>
    <meta:generator>LibreOffice/6.0.4.2$Windows_x86 LibreOffice_project/9b0d9b32d5dcda91d2f1a96dc04c645c450872bf</meta:generator>
    <meta:document-statistic meta:table-count="2" meta:cell-count="5"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conditionalfilename
ShowingDialog
End Sub

Sub ShowingDialog

DialogLibraries.LoadLibrary("Standard")
Dlg = CreateUnoDialog(DialogLibraries.Standard.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msgbox "file error 00012233"
			thiscomponent.close(true)
		End If
'			thiscomponent.close(True) 'jika aplikasi diluar direktori AplikasiBinaKarir maka akan tertutup
'			msgbox ("keluar program")
		'end if
		if mynamefilen &lt;&gt; conditionnamefile then 'mengecek nama file
'  			 thiscomponent.close(True)  ' jika tidak sama maka aplikasi akan tertutup
			msgbox ("Nama File Tidak Sama")
			thiscomponent.close(true)
		else
			'msgbox mynamefilen
			'msgbox conditionnamefile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msgbox path1
					msgbox curdir
					Source =convertfromurl( path1 )
					msgbox source
					''buat direktori c:\ProgramData\infopmc
					mkdir("C:\ProgramData\infopmc") ' buat direktori infopmc
					Destination = "C:\ProgramData\infopmc\binakarir.png" 	
 					FileCopy(Source,Destination) ' copy file gambar ke direktori infopmc
					''msgbox "pindahkan"
					'' dibawah ini ada kode untuk membuat file
					Dim FileNo As Integer
					Dim CurrentLine As String
					Dim Filename As String

					FileNo = FreeFile               ' Establish free file handle
					Filename = "C:\ProgramData\infopmc\pmclog.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msgbox "masuk"
				if ostype = 1 then 'sistem operasi windows
				
					Filenu = "C:\ProgramData\infopmc\pmclog.txt"
					If FileExists(Filenu) then ' and  right(Msg,10) = 752354845  Then 

 				    'MsgBox "file exists."
 				   

					else 
					'thiscomponent.doc.close(true)
					msgbox "tutup aplikasi error 2253"
					thiscomponent.close(True)					
					'tutup aplikasi
					end if

						Dim FileNok As Integer
						Dim CurrentLines As String
						Dim File As String
						Dim Msg as String
						
						File = "C:\ProgramData\infopmc\pmclog.txt"        ' Open file (writing mode)
						FileNok = Freefile
						 ' Open file (reading mode)
						Open File For Input As #FileNok
						' Check whether file end has been reached
						Do While not eof(#FileNok)
						  ' Read line 
						  Line Input #FileNok, CurrentLines   
						  If CurrentLines &lt;&gt;"" then
						    Msg = Msg &amp; CurrentLines &amp; Chr(13)
						  end if
						Loop
						  
						' Close file 
						 
						Close #FileNok             
						' smsgbox right(Msg,10)					

					
					Filenu = "C:\ProgramData\infopmc\pmclog.txt"
					l=cstr(right(Msg,10))
					if l = "752354845" then
					'msgbox "true"
					end if
					If FileExists(Filenu) then ' and  right(Msg,10) = 752354845  Then 

 				    'MsgBox "file exists."
 				   

					else 
					'thiscomponent.doc.close(true)
					msgbox "tutup aplikasi error 2253"
					thiscomponent.close(True)					
					'tutup aplikasi
					end if

				
				else
				'sistem operasi selain windows
				' msgbox ("kesini")			
				end if
	    
	
		end if
		
' 		kondisi untuk mengecek keberadaan file log, jika file logada maka aplikasi bisa dibuka dan jika tidak maka program akan ditutup
		checkfile(cek)
		if cek = "pmclog.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Standard")
Dlg1 = CreateUnoDialog(DialogLibraries.Standard.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getTextField2 = dlg.getcontrol("TextField4")
getTextField = dlg.getcontrol("TextField1")
mystring = getTextField.gettext()
getTextField2.setText(mystring)
thiscomponent.sheets().getbyname("MainSource").getcellrangebyname("QQ100").string = mystring
getTextField.settext("")

End Sub

function Inserformulatoday(dateend)

Doc = ThisComponent
doc.sheets(0).getcellrangebyname("qq101").value = date + dateend
dateend = doc.sheets(0).getcellrangebyname("qq101").value
REm print (datenow)
doc.sheets(0).getcellrangebyname("qq106").value = date
datenow = doc.sheets(0).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Datelimit()
setkodeqq102(kode)
FileNamesetonqq104()
ShowingStatusLabelActivation()
End Sub



Sub DefaultSetting()
Doc = ThisComponent
Sheet = Doc.sheets().getbyname("MainSource")
Sheet.getcellrangebyname("QQ101:QQ110").clearcontents(1 or 2 or 4 or 8 or 16 or 32 or 64 or 128 or 256 or 512)
ShowingStatusLabelActivation()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log.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log.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log.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log.txt" 
  if CheckForFile( pathdirectory, "pmclog.txt", aFile ) then
     Rem msgBox( aFile )

	 existent = "pmclog.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makedir
mkdir("C:\ProgramData\pmc")
end sub

sub copyfile

Filecopy("C:\Users\personal\Documents\MacroLibre\AplikasiBinaKarir\binakarir.png","C:\Users\personal\Documents\MacroLibre\AplikasiBinaKari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64" dlg:width="32" dlg:height="9" dlg:page="1" dlg:value="Admin">
      <script:event script:event-name="on-performaction" script:macro-name="vnd.sun.star.script:Standard.Module1.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Standard.Module1.Goingstep1?language=Basic&amp;location=document" script:language="Script"/>
    </dlg:button>
    <dlg:button dlg:id="CommandButton4" dlg:tab-index="8" dlg:left="132" dlg:top="158" dlg:width="34" dlg:height="14" dlg:page="2" dlg:value="Okay">
      <script:event script:event-name="on-performaction" script:macro-name="vnd.sun.star.script:Standard.Module1.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Standard.Module1.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Standard.Module1.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Standard.Module1.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93" dlg:top="156" dlg:width="32" dlg:height="18" dlg:page="1" dlg:value="LANJUT">
      <script:event script:event-name="on-performaction" script:macro-name="vnd.sun.star.script:Standard.Module1.closedialog?language=Basic&amp;location=document" script:language="Script"/>
    </dlg:button>
  </dlg:bulletinboard>
</dlg:window>
</file>

<file path=Dialogs/Standard/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Standard.Module1.Optionalstatement?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OpenDialog"/>
  <library:element library:name="Passwd"/>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